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4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64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 fo:margin-top="20.00pt" fo:margin-bottom="6.00pt"/>
    </style:style>
    <style:style style:name="P21" style:family="paragraph">
      <style:paragraph-properties fo:line-height="100.00%" fo:text-align="left" fo:margin-top="18.00pt" fo:margin-bottom="6.00p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 fo:margin-top="20.00pt" fo:margin-bottom="6.00pt"/>
    </style:style>
    <text:list-style style:name="L2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7" style:family="paragraph">
      <style:paragraph-properties fo:line-height="100.00%" fo:text-align="left" fo:margin-top="20.00pt" fo:margin-bottom="6.00pt"/>
    </style:style>
    <style:style style:name="P28" style:family="paragraph">
      <style:paragraph-properties fo:line-height="100.00%" fo:text-align="left" fo:margin-top="20.00pt" fo:margin-bottom="6.00pt"/>
    </style:style>
    <style:style style:name="P29" style:family="paragraph">
      <style:paragraph-properties fo:line-height="100.00%" fo:text-align="left" fo:margin-top="18.00pt" fo:margin-bottom="6.00p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20.00pt" fo:margin-bottom="6.00pt"/>
    </style:style>
    <style:style style:name="P32" style:family="paragraph">
      <style:paragraph-properties fo:line-height="100.00%" fo:text-align="left" fo:margin-top="18.00pt" fo:margin-bottom="6.00pt"/>
    </style:style>
    <style:style style:name="P33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OM_DU_CLIENT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1 - Les images</text:span></text:a><text:span text:style-name="T13"><text:s/><text:tab/>2</text:span></text:p>
      <text:p text:style-name="P8"><text:a xlink:href="#_xkbpxkl6umhk"><text:span text:style-name="T15">2 - …</text:span></text:a><text:span text:style-name="T16"><text:tab/>2</text:span></text:p>
      <text:p text:style-name="P9"><text:a xlink:href="#_r7gkf09frlj5"><text:span text:style-name="T18">III - Accessibilité du site</text:span></text:a><text:span text:style-name="T19"><text:tab/>2</text:span></text:p>
      <text:p text:style-name="P9"><text:a xlink:href="#_s89pup9bbtic"><text:span text:style-name="T21">IV - Détails de réalisation additionnelles à la demande du client</text:span></text:a><text:span text:style-name="T22"><text:tab/>2</text:span></text:p>
      <text:p text:style-name="P10"><text:a xlink:href="#_gt5hgt2h0fn6"><text:span text:style-name="T24">1 - …</text:span></text:a><text:span text:style-name="T25"><text:tab/>2</text:span></text:p>
      <text:p text:style-name="P11"><text:a xlink:href="#_w04kirgfeg7j"><text:span text:style-name="T27">Annexe</text:span></text:a><text:span text:style-name="T28"><text:tab/>3</text:span></text:p>
      <text:p text:style-name="P12"><text:a xlink:href="#_3m019n8dyixe"><text:span text:style-name="T30">Rapport complet de l’audit Lighthouse</text:span></text:a><text:span text:style-name="T31"><text:tab/>3</text:span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3"><text:span text:style-name="T32"/></text:p>
      <text:p text:style-name="P14"><text:span text:style-name="T33">I - Comparatif avant et après optimisation</text:span></text:p>
      <text:p text:style-name="P15"><text:span text:style-name="T34"/></text:p>
      <text:p text:style-name="P15"><text:span text:style-name="T35">Score Lighthouse avant optimisation : </text:span></text:p>
      <text:p text:style-name="P15"><text:span text:style-name="T36"/></text:p>
      <text:p text:style-name="P16"><draw:frame text:anchor-type="as-char" svg:width="146.58mm" svg:height="115.36mm" style:rel-width="scale" style:rel-height="scale"><draw:object-ole xlink:href="OleObj1"/><draw:image xlink:href="ObjectReplacements/OleObj1"/></draw:frame><text:span text:style-name="T37"/></text:p>
      <text:p text:style-name="P17"><text:span text:style-name="T37"/></text:p>
      <text:p text:style-name="P17"><text:span text:style-name="T38"/></text:p>
      <text:p text:style-name="P17"><text:span text:style-name="T39">Score Lighthouse après optimisation :</text:span></text:p>
      <text:p text:style-name="P17"><text:span text:style-name="T40"/></text:p>
      <text:p text:style-name="P18"><draw:frame text:anchor-type="as-char" svg:width="146.58mm" svg:height="78.32mm" style:rel-width="scale" style:rel-height="scale"><draw:object-ole xlink:href="OleObj2"/><draw:image xlink:href="ObjectReplacements/OleObj2"/></draw:frame><text:span text:style-name="T41"/></text:p>
      <text:p text:style-name="P19"><text:span text:style-name="T42"/></text:p>
      <text:p text:style-name="P19"><text:span text:style-name="T42"/></text:p>
      <text:p text:style-name="P19"><text:span text:style-name="T42"/></text:p>
      <text:p text:style-name="P20"><text:span text:style-name="T43">II - Détails des optimisations effectuées</text:span></text:p>
      <text:p text:style-name="P21"><text:span text:style-name="T44">1 - Les images</text:span></text:p>
      <text:p text:style-name="P22"><text:span text:style-name="T45">Le projet comporte originalement<text:s/></text:span><text:span text:style-name="T46">15</text:span><text:span text:style-name="T47"><text:s/>images pour un poids total de<text:s/></text:span><text:span text:style-name="T48">29.4</text:span><text:span text:style-name="T49">MB. Nous avons effectué les modifications suivantes aux images :</text:span></text:p>
      <text:list text:style-name="L23">
        <text:list-item>
          <text:p text:style-name="P23"><text:span text:style-name="T49">Redimenssionnement des images aux tailles souhaitées</text:span></text:p>
        </text:list-item>
        <text:list-item>
          <text:p text:style-name="P23"><text:span text:style-name="T49">Compression des images afin de limiter leur poids sans trop altérer la qualité</text:span></text:p>
        </text:list-item>
        <text:list-item>
          <text:p text:style-name="P23"><text:span text:style-name="T49">Après divers tests, le format jpg est conservé</text:span></text:p>
        </text:list-item>
      </text:list>
      <text:p text:style-name="P24"><text:span text:style-name="T49">Après les modifications, le poids total des images est de<text:s/></text:span><text:span text:style-name="T50">0.746</text:span><text:span text:style-name="T51">MB soit un gain de<text:s/></text:span><text:span text:style-name="T52">97</text:span><text:span text:style-name="T53">%.</text:span></text:p>
      <text:p text:style-name="P24"><text:span text:style-name="T54"/></text:p>
      <text:p text:style-name="P25"><text:span text:style-name="T55">2 - …</text:span></text:p>
      <text:p text:style-name="P26"><text:span text:style-name="T56">III - Accessibilité du site</text:span></text:p>
      <text:p text:style-name="P26"><text:span text:style-name="T57"/></text:p>
      <text:p text:style-name="P26"><draw:frame text:anchor-type="as-char" svg:width="64.56mm" svg:height="111.39mm" style:rel-width="scale" style:rel-height="scale"><draw:object-ole xlink:href="OleObj3"/><draw:image xlink:href="ObjectReplacements/OleObj3"/></draw:frame><draw:frame text:anchor-type="as-char" svg:width="53.45mm" svg:height="116.15mm" style:rel-width="scale" style:rel-height="scale"><draw:object-ole xlink:href="OleObj4"/><draw:image xlink:href="ObjectReplacements/OleObj4"/></draw:frame><text:span text:style-name="T57">￼</text:span><text:span text:style-name="T58">￼</text:span></text:p>
      <text:p text:style-name="P26"><text:span text:style-name="T58">Modifications apportées pour améliorer l'accessibilité :</text:span></text:p>
      <text:list text:style-name="L27">
        <text:list-item>
          <text:p text:style-name="P27"><text:span text:style-name="T58">Ajout de textes alt pour toutes les images du site.</text:span><text:span text:style-name="T59"/></text:p>
        </text:list-item>
        <text:list-item>
          <text:p text:style-name="P27"><text:span text:style-name="T60">Poposition de modification de couleurs pour le bouton filtre</text:span><text:span text:style-name="T61"/></text:p>
        </text:list-item>
        <text:list-item>
          <text:p text:style-name="P27"><text:span text:style-name="T62">Correction de la structure du code (h1,h2,h3...)</text:span><text:span text:style-name="T63"/></text:p>
        </text:list-item>
      </text:list>
      <text:p text:style-name="P28"><text:span text:style-name="T63"/></text:p>
      <text:p text:style-name="P28"><text:span text:style-name="T63"/></text:p>
      <text:p text:style-name="P28"><text:span text:style-name="T64">IV - Détails de réalisation additionnelles à la demande du client</text:span></text:p>
      <text:p text:style-name="P29"><text:span text:style-name="T65">1. Ajout d'open graph data pour facebook et instagram (contrôle comment les URL sont partagées sur les réseaux sociaux)</text:span></text:p>
      <text:p text:style-name="P29"><text:span text:style-name="T65">2.<text:s text:c="2"/>Ajout d'un script schema.org. Les données structurées offrent des résultats de recherche plus attrayants incitant les utilisateurs à intéragir avec le site web.</text:span></text:p>
      <text:p text:style-name="P29"><text:span text:style-name="T65">3. Ajout de microdata afin de faciliter la compréhension du site par les robots.</text:span></text:p>
      <text:p text:style-name="P29"><text:span text:style-name="T65"/></text:p>
      <text:p text:style-name="P30"><text:span text:style-name="T66"/></text:p>
      <text:p text:style-name="P30"><text:span text:style-name="T66"/></text:p>
      <text:p text:style-name="P31"><text:span text:style-name="T67">Annexe</text:span></text:p>
      <text:p text:style-name="P32"><text:span text:style-name="T68">Rapport complet de l’audit Lighthouse</text:span></text:p>
      <text:p text:style-name="P33"><text:span text:style-name="T69"/></text:p>
      <text:p text:style-name="P33"><text:span text:style-name="T69"/></text:p>
      <text:p text:style-name="P33"><text:span text:style-name="T6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